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4.729cm" style:use-optimal-column-width="false"/>
    </style:style>
    <style:style style:name="co3" style:family="table-column">
      <style:table-column-properties style:column-width="3.89cm" style:use-optimal-column-width="false"/>
    </style:style>
    <style:style style:name="ro1" style:family="table-row">
      <style:table-row-properties style:row-height="0.574cm"/>
    </style:style>
    <style:style style:name="ce1" style:family="table-cell">
      <style:graphic-properties draw:fill="none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margin-left="0cm" fo:margin-right="0cm" fo:margin-top="0.1cm" fo:margin-bottom="0.1cm" fo:line-height="100%" fo:text-indent="0cm" fo:border-left="0.03pt solid #000000" fo:border-right="0.03pt solid #000000" fo:border-top="none" fo:border-bottom="none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ce3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12pt" style:letter-kerning="true" style:font-family-asian="'Arial Unicode MS'" style:font-family-generic-asian="system" style:font-pitch-asian="variable" style:font-size-asian="12pt" style:font-family-complex="'Arial Unicode MS'" style:font-family-generic-complex="system" style:font-pitch-complex="variable" style:font-size-complex="12pt"/>
    </style:style>
    <style:style style:name="P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3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4" style:family="paragraph">
      <style:paragraph-properties fo:margin-left="0cm" fo:margin-right="0cm" fo:margin-top="0.2cm" fo:margin-bottom="0.2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5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style:use-window-font-color="true" fo:font-family="Arial" style:font-family-generic="roman" style:font-pitch="variable" fo:font-size="8pt" fo:font-style="normal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3.762cm" svg:height="4.199cm" svg:x="9.128cm" svg:y="1.88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SEASON_WIN</text:span></text:p>
                <text:p text:style-name="P2"><text:span text:style-name="T3">SEASON_LOSS</text:span></text:p>
                <text:p text:style-name="P2"><text:span text:style-name="T3">PLAYOFF_WIN</text:span></text:p>
                <text:p text:style-name="P2"><text:span text:style-name="T3">PLAYOFF_LOSS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2cm" svg:height="3.373cm" svg:x="15.321cm" svg:y="1.8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EOPLE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ILKID</text:span></text:p>
                <text:p text:style-name="P2"><text:span text:style-name="T3">FIRSTNAME</text:span></text:p>
                <text:p text:style-name="P2"><text:span text:style-name="T3">LASTNAME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id': ILK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2cm" svg:height="4.612cm" svg:x="9.175cm" svg:y="6.52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LAYER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POSITION</text:span></text:p>
                <text:p text:style-name="P2"><text:span text:style-name="T3">HEIGHT_FEET</text:span></text:p>
                <text:p text:style-name="P2"><text:span text:style-name="T3">HEIGHT_INCHES</text:span></text:p>
                <text:p text:style-name="P2"><text:span text:style-name="T3">WEIGHT</text:span></text:p>
                <text:p text:style-name="P2"><text:span text:style-name="T3">BIRTHDATE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2cm" svg:height="7.916cm" svg:x="15.257cm" svg:y="13.74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TA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TS</text:span></text:p>
                <text:p text:style-name="P2"><text:span text:style-name="T3">OREB</text:span></text:p>
                <text:p text:style-name="P2"><text:span text:style-name="T3">DREB</text:span></text:p>
                <text:p text:style-name="P2"><text:span text:style-name="T3">REB</text:span></text:p>
                <text:p text:style-name="P2"><text:span text:style-name="T3">ASTS</text:span></text:p>
                <text:p text:style-name="P2"><text:span text:style-name="T3">STEALS</text:span></text:p>
                <text:p text:style-name="P2"><text:span text:style-name="T3">BLOCKS</text:span></text:p>
                <text:p text:style-name="P2"><text:span text:style-name="T3">TURNOVERS</text:span></text:p>
                <text:p text:style-name="P2"><text:span text:style-name="T3">TPF</text:span></text:p>
                <text:p text:style-name="P2"><text:span text:style-name="T3">FGA</text:span></text:p>
                <text:p text:style-name="P2"><text:span text:style-name="T3">FGM</text:span></text:p>
                <text:p text:style-name="P2"><text:span text:style-name="T3">FTA</text:span></text:p>
                <text:p text:style-name="P2"><text:span text:style-name="T3">FTM</text:span></text:p>
                <text:p text:style-name="P2"><text:span text:style-name="T3">TPA</text:span></text:p>
                <text:p text:style-name="P2"><text:span text:style-name="T3">TPM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62cm" svg:height="5.025cm" svg:x="9.204cm" svg:y="11.66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EAM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TRIGRAM</text:span></text:p>
                <text:p text:style-name="P2"><text:span text:style-name="T3">NAME</text:span></text:p>
                <text:p text:style-name="P2"><text:span text:style-name="T3">LOCATION</text:span></text:p>
                <text:p text:style-name="P2"><text:span text:style-name="T3">LEAGUE_ID</text:span></text:p>
                <text:p text:style-name="P2"><text:span text:style-name="T3">CONFERENCE_ID</text:span></text:p>
              </table:table-cell>
            </table:table-row>
            <table:table-row table:style-name="ro1">
              <table:table-cell table:style-name="ce4">
                <text:p text:style-name="P3">id: ID</text:p>
                <text:p text:style-name="P3">id': TRIGRAM</text:p>
                <text:p text:style-name="P3">ref: LEAGUE_ID</text:p>
                <text:p text:style-name="P3">ref: CONFERENCE_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762cm" svg:height="2.134cm" svg:x="15.301cm" svg:y="10.6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CHOOL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762cm" svg:height="2.134cm" svg:x="15.362cm" svg:y="5.5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FERENC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762cm" svg:height="2.134cm" svg:x="15.34cm" svg:y="8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EAGU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728cm" svg:height="5.538cm" svg:x="1.857cm" svg:y="8.8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PLAYER_SEASONS</text:span></text:p>
              </table:table-cell>
            </table:table-row>
            <table:table-row table:style-name="ro1">
              <table:table-cell table:style-name="ce2">
                <text:p text:style-name="P4"><text:span text:style-name="T4">ID</text:span></text:p>
                <text:p text:style-name="P2"><text:span text:style-name="T5">SEASON_TYPE_ID</text:span></text:p>
                <text:p text:style-name="P5"><text:span text:style-name="T6">STAT_ID</text:span></text:p>
                <text:p text:style-name="P5"><text:span text:style-name="T6">YEAR</text:span></text:p>
                <text:p text:style-name="P5"><text:span text:style-name="T6">PERSON_ID</text:span></text:p>
                <text:p text:style-name="P5"><text:span text:style-name="T6">TEAM_ID</text:span></text:p>
              </table:table-cell>
            </table:table-row>
            <table:table-row table:style-name="ro1">
              <table:table-cell table:style-name="ce4">
                <text:p text:style-name="P3">id: ID</text:p>
                <text:p text:style-name="P3">ref: SEASON_TYPE_ID</text:p>
                <text:p text:style-name="P3">ref: STAT_ID</text:p>
                <text:p text:style-name="P3">ref: PERSON_ID</text:p>
                <text:p text:style-name="P3">ref: TEAM_ID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889cm" svg:height="2.134cm" svg:x="9.175cm" svg:y="17.32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SEASON_TYP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NAME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762cm" svg:height="6.264cm" svg:x="1.925cm" svg:y="1.9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DRAF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YEAR</text:span></text:p>
                <text:p text:style-name="P2"><text:span text:style-name="T3">ROUND</text:span></text:p>
                <text:p text:style-name="P2"><text:span text:style-name="T3">SELECTION</text:span></text:p>
                <text:p text:style-name="P2"><text:span text:style-name="T3">PERSON_ID</text:span></text:p>
                <text:p text:style-name="P2"><text:span text:style-name="T3">TEAM_ID</text:span></text:p>
                <text:p text:style-name="P2"><text:span text:style-name="T3">LEAGUE_ID</text:span></text:p>
                <text:p text:style-name="P2"><text:span text:style-name="T3">SCHOOL_ID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  <text:p text:style-name="P3">ref: TEAM_ID</text:p>
                <text:p text:style-name="P3">ref: LEAGUE_ID</text:p>
                <text:p text:style-name="P3">ref: SCHOOL_ID</text:p>
              </table:table-cell>
            </table:table-row>
          </table:table>
          <draw:image xlink:href="Pictures/TablePreview11.svm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06:32</meta:creation-date>
    <dc:date>2012-03-20T16:44:05</dc:date>
    <meta:editing-duration>PT37M36S</meta:editing-duration>
    <meta:editing-cycles>21</meta:editing-cycles>
    <meta:generator>LibreOffice/3.4$Unix LibreOffice_project/340m1$Build-302</meta:generator>
    <meta:document-statistic meta:object-count="11"/>
  </office:meta>
</office:document-meta>
</file>